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068cm" fo:min-width="2.1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83cm" fo:min-width="4.5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3.437cm"/>
      <style:paragraph-properties style:writing-mode="lr-tb"/>
    </style:style>
    <style:style style:name="gr6" style:family="graphic" style:parent-style-name="standard">
      <style:graphic-properties draw:fill-color="#355269" draw:textarea-horizontal-align="justify" draw:textarea-vertical-align="middle" draw:auto-grow-height="false" fo:min-height="1.02cm" fo:min-width="0.77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2.925cm" fo:min-width="3.107cm"/>
    </style:style>
    <style:style style:name="gr8" style:family="graphic" style:parent-style-name="standard">
      <style:graphic-properties draw:textarea-horizontal-align="justify" draw:textarea-vertical-align="middle" draw:auto-grow-height="false" fo:min-height="0.195cm" fo:min-width="1.72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04cm" fo:min-width="0.278cm"/>
    </style:style>
    <style:style style:name="gr10" style:family="graphic" style:parent-style-name="standard">
      <style:graphic-properties draw:textarea-horizontal-align="justify" draw:textarea-vertical-align="middle" draw:auto-grow-height="false" fo:min-height="6.608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31cm" fo:min-width="0.262cm"/>
    </style:style>
    <style:style style:name="gr12" style:family="graphic" style:parent-style-name="standard">
      <style:graphic-properties draw:textarea-horizontal-align="justify" draw:textarea-vertical-align="middle" draw:auto-grow-height="false" fo:min-height="0.004cm" fo:min-width="0.723cm"/>
    </style:style>
    <style:style style:name="gr1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782cm" fo:min-width="3.43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132cm" fo:min-width="4.27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21" style:family="graphic" style:parent-style-name="objectwithoutfill">
      <style:graphic-properties draw:stroke="dash" draw:stroke-dash="Long_20_Dot" svg:stroke-width="0.159cm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24" style:family="graphic" style:parent-style-name="standard">
      <style:graphic-properties draw:fill-color="#ffff00" draw:textarea-horizontal-align="justify" draw:textarea-vertical-align="middle" draw:auto-grow-height="false" fo:min-height="0.739cm" fo:min-width="0.48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02cm" fo:min-width="4.5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9" style:family="graphic" style:parent-style-name="standard">
      <style:graphic-properties svg:stroke-opacity="50%" draw:opacity="100%" draw:textarea-horizontal-align="justify" draw:textarea-vertical-align="middle" draw:auto-grow-height="false" fo:min-height="2.29cm" fo:min-width="2.0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31" style:family="graphic" style:parent-style-name="objectwithoutfill">
      <style:graphic-properties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10.9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7.13cm" fo:min-width="10.93cm"/>
    </style:style>
    <style:style style:name="gr34" style:family="graphic" style:parent-style-name="standard">
      <style:graphic-properties draw:fill-color="#2a6099" draw:textarea-horizontal-align="justify" draw:textarea-vertical-align="middle" draw:auto-grow-height="false" fo:min-height="4.83cm" fo:min-width="5.85cm"/>
    </style:style>
    <style:style style:name="gr35" style:family="graphic" style:parent-style-name="objectwithoutfill">
      <style:graphic-properties draw:marker-start="Arrow" draw:marker-end="Arrow" draw:fill="solid" draw:textarea-vertical-align="middle"/>
    </style:style>
    <style:style style:name="gr36" style:family="graphic" style:parent-style-name="standard">
      <style:graphic-properties svg:stroke-color="#eeeeee" draw:fill-color="#dddddd" draw:textarea-horizontal-align="justify" draw:textarea-vertical-align="middle" draw:auto-grow-height="false" fo:min-height="2.036cm" fo:min-width="1.659cm"/>
    </style:style>
    <style:style style:name="gr37" style:family="graphic" style:parent-style-name="standard">
      <style:graphic-properties svg:stroke-color="#eeeeee" draw:fill-color="#dddddd" draw:textarea-horizontal-align="justify" draw:textarea-vertical-align="middle" draw:auto-grow-height="false" fo:min-height="2.036cm" fo:min-width="0cm"/>
    </style:style>
    <style:style style:name="gr38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40" style:family="graphic" style:parent-style-name="standard">
      <style:graphic-properties draw:stroke="none" draw:fill="none" fo:min-height="2.8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4.068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2.799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02cm" fo:min-width="14.74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196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1.196cm" fo:min-width="0cm"/>
      <style:paragraph-properties style:writing-mode="lr-tb"/>
    </style:style>
    <style:style style:name="gr46" style:family="graphic" style:parent-style-name="objectwithoutfill">
      <style:graphic-properties draw:marker-end="Arrow" draw:fill="solid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10.2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 style:writing-mode="lr-tb"/>
    </style:style>
    <style:style style:name="P6" style:family="paragraph">
      <loext:graphic-properties draw:fill-color="#355269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-color="#ffff00"/>
      <style:paragraph-properties fo:text-align="end" style:writing-mode="lr-tb"/>
    </style:style>
    <style:style style:name="P10" style:family="paragraph">
      <loext:graphic-properties draw:fill-color="#ffff00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14pt"/>
    </style:style>
    <style:style style:name="P12" style:family="paragraph">
      <loext:graphic-properties draw:fill="solid"/>
      <style:paragraph-properties fo:text-align="center"/>
      <style:text-properties fo:font-size="14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opacity="100%"/>
      <style:paragraph-properties fo:text-align="center" style:writing-mode="lr-tb"/>
      <style:text-properties fo:font-size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2a6099"/>
      <style:paragraph-properties fo:text-align="center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style:paragraph-properties fo:text-align="justify"/>
    </style:style>
    <style:style style:name="P20" style:family="paragraph">
      <loext:graphic-properties draw:fill="none" draw:fill-color="#ffffff"/>
      <style:paragraph-properties fo:text-align="justify" style:writing-mode="lr-tb"/>
    </style:style>
    <style:style style:name="P21" style:family="paragraph">
      <loext:graphic-properties draw:fill="none"/>
      <style:paragraph-properties fo:text-align="justify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619cm" svg:height="3.683cm" svg:x="1.685cm" svg:y="1.508cm">
          <draw:text-box>
            <text:p text:style-name="P1"><text:span text:style-name="T1">Logikai tervezés – Házi feladat blokkvázlat</text:span></text:p>
            <text:p text:style-name="P1"><text:span text:style-name="T1">Bálint Gergely</text:span></text:p>
            <text:p text:style-name="P1"><text:span text:style-name="T1">Szilágyi Gábor</text:span></text:p>
          </draw:text-box>
        </draw:frame>
        <draw:custom-shape draw:style-name="gr2" draw:text-style-name="P3" draw:layer="layout" svg:width="2.667cm" svg:height="4.318cm" svg:x="14.208cm" svg:y="8.112cm">
          <text:p text:style-name="P3">DS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08cm" svg:x="4.048cm" svg:y="14.462cm">
          <text:p text:style-name="P3">Magic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.508cm" svg:y1="9.382cm" svg:x2="4.048cm" svg:y2="9.382cm">
          <text:p/>
        </draw:line>
        <draw:line draw:style-name="gr4" draw:text-style-name="P4" xml:id="id3" draw:id="id3" draw:layer="layout" svg:x1="1.508cm" svg:y1="15.732cm" svg:x2="4.048cm" svg:y2="15.732cm">
          <text:p/>
        </draw:line>
        <draw:line draw:style-name="gr4" draw:text-style-name="P5" draw:layer="layout" svg:x1="1.508cm" svg:y1="7.096cm" svg:x2="2.905cm" svg:y2="7.096cm">
          <text:p/>
        </draw:line>
        <draw:line draw:style-name="gr4" draw:text-style-name="P4" xml:id="id2" draw:id="id2" draw:layer="layout" svg:x1="1.508cm" svg:y1="17.129cm" svg:x2="4.048cm" svg:y2="17.129cm">
          <text:p/>
        </draw:line>
        <draw:line draw:style-name="gr4" draw:text-style-name="P4" xml:id="id1" draw:id="id1" draw:layer="layout" svg:x1="1.508cm" svg:y1="19.034cm" svg:x2="4.048cm" svg:y2="19.034cm">
          <text:p/>
        </draw:line>
        <draw:custom-shape draw:style-name="gr5" draw:text-style-name="P3" draw:layer="layout" svg:width="3.937cm" svg:height="1.651cm" svg:x="4.048cm" svg:y="8.62cm">
          <text:p text:style-name="P3">késleltető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27cm" svg:height="1.27cm" svg:x="15.605cm" svg:y="11.16cm">
          <text:p text:style-name="P3">együtthatók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875cm" svg:y1="9.382cm" svg:x2="19.542cm" svg:y2="9.382cm">
          <text:p/>
        </draw:line>
        <draw:custom-shape draw:style-name="gr7" draw:text-style-name="P1" draw:layer="layout" svg:width="3.607cm" svg:height="3.175cm" draw:transform="rotate (3.1405454560386) translate (12.608cm 10.906cm)">
          <text:p/>
          <draw:enhanced-geometry draw:glue-point-type="segments" draw:type="mso-spt100" draw:modifiers="-90 90.15077801908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8" draw:text-style-name="P3" draw:layer="layout" svg:width="2.54cm" svg:height="0.889cm" svg:x="8.112cm" svg:y="9.001cm">
          <text:p text:style-name="P3">25 pix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889cm" svg:height="0.508cm" svg:x="9.89cm" svg:y="10.01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0.254cm" svg:height="6.858cm" svg:x="9.89cm" svg:y="10.398cm">
          <text:p text:style-name="P3">“Szélhez közel”</text:p>
          <text:p text:style-name="P3">típusú vezérlése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381cm" svg:x="9.128cm" svg:y="16.8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397cm" svg:height="0.508cm" svg:x="12.684cm" svg:y="9.12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7" draw:layer="layout" svg:width="4.318cm" svg:height="1.143cm" svg:x="3.159cm" svg:y="6.588cm">
          <draw:text-box>
            <text:p>mindenkihez</text:p>
          </draw:text-box>
        </draw:frame>
        <draw:connector draw:style-name="gr14" draw:text-style-name="P1" draw:layer="layout" draw:line-skew="-4.435cm" svg:x1="2.778cm" svg:y1="19.034cm" svg:x2="9.878cm" svg:y2="20.743cm" draw:start-shape="id1" draw:start-glue-point="0" svg:d="M2778 19034v1709h7100" svg:viewBox="0 0 7101 1710">
          <text:p/>
        </draw:connector>
        <draw:connector draw:style-name="gr14" draw:text-style-name="P1" draw:layer="layout" draw:line-skew="-4.816cm" svg:x1="2.778cm" svg:y1="17.129cm" svg:x2="9.878cm" svg:y2="21.505cm" draw:start-shape="id2" draw:start-glue-point="0" svg:d="M2778 17129h-381v4376h7481" svg:viewBox="0 0 7482 4377">
          <text:p/>
        </draw:connector>
        <draw:connector draw:style-name="gr14" draw:text-style-name="P1" draw:layer="layout" draw:line-skew="2.955cm" svg:x1="1.508cm" svg:y1="15.732cm" svg:x2="9.85cm" svg:y2="22.126cm" draw:start-shape="id3" draw:start-glue-point="3" svg:d="M1508 15732v6477h8342v-83" svg:viewBox="0 0 8343 6478">
          <text:p/>
        </draw:connector>
        <draw:custom-shape draw:style-name="gr15" draw:text-style-name="P3" draw:layer="layout" svg:width="3.937cm" svg:height="2.032cm" svg:x="9.763cm" svg:y="20.431cm">
          <text:p text:style-name="P3">késleltető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5.461cm" svg:height="0.762cm" svg:x="13.7cm" svg:y="21.066cm">
          <text:p text:style-name="P3">Kimeneti </text:p>
          <text:p text:style-name="P3">sync jele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7" draw:layer="layout" svg:width="2.032cm" svg:height="1.114cm" svg:x="1.381cm" svg:y="8.395cm">
          <draw:text-box>
            <text:p>pixel</text:p>
          </draw:text-box>
        </draw:frame>
        <draw:frame draw:style-name="gr18" draw:text-style-name="P7" draw:layer="layout" svg:width="2.794cm" svg:height="1.673cm" svg:x="1.508cm" svg:y="16.269cm">
          <draw:text-box>
            <text:p>Hsync</text:p>
          </draw:text-box>
        </draw:frame>
        <draw:frame draw:style-name="gr18" draw:text-style-name="P7" draw:layer="layout" svg:width="2.794cm" svg:height="1.673cm" svg:x="1.381cm" svg:y="18.123cm">
          <draw:text-box>
            <text:p>Vsync</text:p>
          </draw:text-box>
        </draw:frame>
        <draw:frame draw:style-name="gr18" draw:text-style-name="P7" draw:layer="layout" svg:width="2.413cm" svg:height="1.673cm" svg:x="1.127cm" svg:y="6.058cm">
          <draw:text-box>
            <text:p>rx_clk</text:p>
          </draw:text-box>
        </draw:frame>
        <draw:frame draw:style-name="gr19" draw:text-style-name="P7" draw:layer="layout" svg:width="3.81cm" svg:height="2.032cm" svg:x="17.129cm" svg:y="7.223cm">
          <draw:text-box>
            <text:p>Kimeneti pixel</text:p>
          </draw:text-box>
        </draw:frame>
        <draw:frame draw:style-name="gr20" draw:text-style-name="P7" draw:layer="layout" svg:width="3.556cm" svg:height="1.016cm" svg:x="0.746cm" svg:y="14.843cm">
          <draw:text-box>
            <text:p>Data valid</text:p>
          </draw:text-box>
        </draw:frame>
        <draw:line draw:style-name="gr21" draw:text-style-name="P4" draw:layer="layout" svg:x1="1.127cm" svg:y1="13.7cm" svg:x2="19.415cm" svg:y2="13.7cm">
          <text:p/>
        </draw:line>
        <draw:frame draw:style-name="gr22" draw:text-style-name="P7" draw:layer="layout" svg:width="4.903cm" svg:height="3.095cm" svg:x="15.097cm" svg:y="14.208cm">
          <draw:text-box>
            <text:p>Vonal feletti blokkok 3-szor, a 3 színű pixelhez külön</text:p>
          </draw:text-box>
        </draw:frame>
        <draw:frame draw:style-name="gr19" draw:text-style-name="P7" draw:layer="layout" svg:width="4.903cm" svg:height="2.032cm" svg:x="15.097cm" svg:y="17.51cm">
          <draw:text-box>
            <text:p>Vonal alatti blokkok 1-szer</text:p>
          </draw:text-box>
        </draw:frame>
        <draw:frame draw:style-name="gr23" draw:text-style-name="P8" draw:layer="layout" svg:width="8.001cm" svg:height="1.651cm" svg:x="1.254cm" svg:y="4.429cm">
          <draw:text-box>
            <text:p><text:span text:style-name="T1">Teljes blokkvázlat:</text:span></text:p>
          </draw:text-box>
        </draw:frame>
        <draw:custom-shape draw:style-name="gr24" draw:text-style-name="P9" draw:layer="layout" svg:width="1.397cm" svg:height="1.397cm" svg:x="5.191cm" svg:y="10.144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397cm" svg:height="1.397cm" svg:x="11.287cm" svg:y="6.461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397cm" svg:height="1.397cm" svg:x="14.843cm" svg:y="6.588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397cm" svg:height="1.397cm" svg:x="11.795cm" svg:y="18.907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1.397cm" svg:height="1.397cm" svg:x="9.255cm" svg:y="17.51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25" draw:text-style-name="P3" draw:layer="layout" svg:width="5.03cm" svg:height="1.27cm" svg:x="1.635cm" svg:y="5.572cm">
          <text:p text:style-name="P3">W mély, 8 széles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7cm" svg:height="1.27cm" svg:x="9.255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475cm" svg:y1="3.667cm" svg:x2="11.872cm" svg:y2="3.667cm">
          <text:p/>
        </draw:line>
        <draw:custom-shape draw:style-name="gr26" draw:text-style-name="P11" draw:layer="layout" svg:width="1.27cm" svg:height="1.27cm" svg:x="11.745cm" svg:y="3.03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3.015cm" svg:y1="3.667cm" svg:x2="14.412cm" svg:y2="3.667cm">
          <text:p/>
        </draw:line>
        <draw:custom-shape draw:style-name="gr26" draw:text-style-name="P11" draw:layer="layout" svg:width="1.27cm" svg:height="1.27cm" svg:x="14.285cm" svg:y="3.032cm">
          <text:p text:style-name="P11"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5.555cm" svg:y1="3.667cm" svg:x2="16.952cm" svg:y2="3.667cm">
          <text:p/>
        </draw:line>
        <draw:custom-shape draw:style-name="gr26" draw:text-style-name="P11" draw:layer="layout" svg:width="1.27cm" svg:height="1.27cm" svg:x="16.825cm" svg:y="3.0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5.03cm" svg:height="1.27cm" svg:x="1.635cm" svg:y="8.112cm">
          <text:p text:style-name="P3">W mély, 8 széles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1.27cm" svg:height="1.27cm" svg:x="9.205cm" svg:y="5.57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475cm" svg:y1="6.207cm" svg:x2="11.872cm" svg:y2="6.207cm">
          <text:p/>
        </draw:line>
        <draw:custom-shape draw:style-name="gr26" draw:text-style-name="P11" draw:layer="layout" svg:width="1.27cm" svg:height="1.27cm" svg:x="11.745cm" svg:y="5.572cm">
          <text:p text:style-name="P11"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3.015cm" svg:y1="6.207cm" svg:x2="14.412cm" svg:y2="6.207cm">
          <text:p/>
        </draw:line>
        <draw:custom-shape draw:style-name="gr26" draw:text-style-name="P11" draw:layer="layout" svg:width="1.27cm" svg:height="1.27cm" svg:x="14.285cm" svg:y="5.57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5.555cm" svg:y1="6.207cm" svg:x2="16.952cm" svg:y2="6.207cm">
          <text:p/>
        </draw:line>
        <draw:custom-shape draw:style-name="gr26" draw:text-style-name="P11" draw:layer="layout" svg:width="1.27cm" svg:height="1.27cm" svg:x="16.825cm" svg:y="5.57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5.03cm" svg:height="1.27cm" svg:x="1.635cm" svg:y="10.652cm">
          <text:p text:style-name="P3">W mély, 8 szél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715cm" svg:y1="8.747cm" svg:x2="9.332cm" svg:y2="8.747cm">
          <text:p/>
        </draw:line>
        <draw:custom-shape draw:style-name="gr26" draw:text-style-name="P11" draw:layer="layout" svg:width="1.27cm" svg:height="1.27cm" svg:x="9.205cm" svg:y="8.112cm">
          <text:p text:style-name="P11"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475cm" svg:y1="8.747cm" svg:x2="11.872cm" svg:y2="8.747cm">
          <text:p/>
        </draw:line>
        <draw:custom-shape draw:style-name="gr26" draw:text-style-name="P11" draw:layer="layout" svg:width="1.27cm" svg:height="1.27cm" svg:x="11.745cm" svg:y="8.11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3.015cm" svg:y1="8.747cm" svg:x2="14.412cm" svg:y2="8.747cm">
          <text:p/>
        </draw:line>
        <draw:custom-shape draw:style-name="gr26" draw:text-style-name="P11" draw:layer="layout" svg:width="1.27cm" svg:height="1.27cm" svg:x="14.285cm" svg:y="8.11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5.555cm" svg:y1="8.747cm" svg:x2="16.952cm" svg:y2="8.747cm">
          <text:p/>
        </draw:line>
        <draw:custom-shape draw:style-name="gr26" draw:text-style-name="P11" draw:layer="layout" svg:width="1.27cm" svg:height="1.27cm" svg:x="16.825cm" svg:y="8.1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5.03cm" svg:height="1.27cm" svg:x="1.635cm" svg:y="13.192cm">
          <text:p text:style-name="P3">W mély, 8 szél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715cm" svg:y1="11.287cm" svg:x2="9.332cm" svg:y2="11.287cm">
          <text:p/>
        </draw:line>
        <draw:custom-shape draw:style-name="gr26" draw:text-style-name="P11" draw:layer="layout" svg:width="1.27cm" svg:height="1.27cm" svg:x="9.205cm" svg:y="10.652cm">
          <text:p text:style-name="P11"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475cm" svg:y1="11.287cm" svg:x2="11.872cm" svg:y2="11.287cm">
          <text:p/>
        </draw:line>
        <draw:custom-shape draw:style-name="gr26" draw:text-style-name="P11" draw:layer="layout" svg:width="1.27cm" svg:height="1.27cm" svg:x="11.745cm" svg:y="10.65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3.015cm" svg:y1="11.287cm" svg:x2="14.412cm" svg:y2="11.287cm">
          <text:p/>
        </draw:line>
        <draw:custom-shape draw:style-name="gr26" draw:text-style-name="P11" draw:layer="layout" svg:width="1.27cm" svg:height="1.27cm" svg:x="14.285cm" svg:y="10.65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5.555cm" svg:y1="11.287cm" svg:x2="16.952cm" svg:y2="11.287cm">
          <text:p/>
        </draw:line>
        <draw:custom-shape draw:style-name="gr26" draw:text-style-name="P11" draw:layer="layout" svg:width="1.27cm" svg:height="1.27cm" svg:x="16.825cm" svg:y="10.65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715cm" svg:y1="13.827cm" svg:x2="9.332cm" svg:y2="13.827cm">
          <text:p/>
        </draw:line>
        <draw:custom-shape draw:style-name="gr26" draw:text-style-name="P11" draw:layer="layout" svg:width="1.27cm" svg:height="1.27cm" svg:x="9.205cm" svg:y="13.192cm">
          <text:p text:style-name="P11"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475cm" svg:y1="13.827cm" svg:x2="11.872cm" svg:y2="13.827cm">
          <text:p/>
        </draw:line>
        <draw:custom-shape draw:style-name="gr26" draw:text-style-name="P11" draw:layer="layout" svg:width="1.27cm" svg:height="1.27cm" svg:x="11.745cm" svg:y="13.19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3.015cm" svg:y1="13.827cm" svg:x2="14.412cm" svg:y2="13.827cm">
          <text:p/>
        </draw:line>
        <draw:custom-shape draw:style-name="gr26" draw:text-style-name="P11" draw:layer="layout" svg:width="1.27cm" svg:height="1.27cm" svg:x="14.285cm" svg:y="13.192cm">
          <text:p/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5.555cm" svg:y1="13.827cm" svg:x2="16.952cm" svg:y2="13.827cm">
          <text:p/>
        </draw:line>
        <draw:custom-shape draw:style-name="gr26" draw:text-style-name="P11" draw:layer="layout" svg:width="1.27cm" svg:height="1.27cm" svg:x="16.825cm" svg:y="13.19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715cm" svg:y1="6.842cm" svg:x2="1.635cm" svg:y2="8.112cm">
          <text:p/>
        </draw:line>
        <draw:line draw:style-name="gr4" draw:text-style-name="P4" draw:layer="layout" svg:x1="6.588cm" svg:y1="9.382cm" svg:x2="1.635cm" svg:y2="10.652cm">
          <text:p/>
        </draw:line>
        <draw:line draw:style-name="gr4" draw:text-style-name="P4" draw:layer="layout" svg:x1="6.588cm" svg:y1="11.922cm" svg:x2="1.635cm" svg:y2="13.192cm">
          <text:p/>
        </draw:line>
        <draw:line draw:style-name="gr4" draw:text-style-name="P4" draw:layer="layout" svg:x1="6.715cm" svg:y1="6.207cm" svg:x2="9.255cm" svg:y2="6.207cm">
          <text:p/>
        </draw:line>
        <draw:frame draw:style-name="gr27" draw:text-style-name="P7" draw:layer="layout" svg:width="15.621cm" svg:height="1.825cm" svg:x="1.381cm" svg:y="0.191cm">
          <draw:text-box>
            <text:p><text:span text:style-name="T1">1. Blokk részletesen</text:span>: beérkező pixel mentése, és a 25 pixel kiválasztása a számításhoz</text:p>
          </draw:text-box>
        </draw:frame>
        <draw:frame draw:style-name="gr28" draw:text-style-name="P7" draw:layer="layout" svg:width="5.08cm" svg:height="0.962cm" svg:x="2.016cm" svg:y="2.375cm">
          <draw:text-box>
            <text:p>Pixel: 8 bit</text:p>
          </draw:text-box>
        </draw:frame>
        <draw:frame draw:style-name="gr28" draw:text-style-name="P7" draw:layer="layout" svg:width="3.683cm" svg:height="0.962cm" svg:x="2.397cm" svg:y="4.483cm">
          <draw:text-box>
            <text:p>memóriák</text:p>
          </draw:text-box>
        </draw:frame>
        <draw:frame draw:style-name="gr18" draw:text-style-name="P7" draw:layer="layout" svg:width="5.461cm" svg:height="1.673cm" svg:x="12.176cm" svg:y="1.127cm">
          <draw:text-box>
            <text:p>4x5 db regiszter</text:p>
          </draw:text-box>
        </draw:frame>
        <draw:custom-shape draw:style-name="gr29" draw:text-style-name="P14" draw:layer="layout" svg:width="2.54cm" svg:height="2.54cm" svg:x="17.51cm" svg:y="16cm">
          <text:p text:style-name="P13"><text:span text:style-name="T2">0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7.51cm" svg:y="18.54cm">
          <text:p text:style-name="P13"><text:span text:style-name="T2">0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7.51cm" svg:y="21.08cm">
          <text:p text:style-name="P13"><text:span text:style-name="T2">0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7.51cm" svg:y="23.62cm">
          <text:p text:style-name="P13"><text:span text:style-name="T2">0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7.51cm" svg:y="26.16cm">
          <text:p text:style-name="P1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4.97cm" svg:y="16cm">
          <text:p text:style-name="P13"><text:span text:style-name="T2">1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4.97cm" svg:y="18.54cm">
          <text:p text:style-name="P13"><text:span text:style-name="T2">1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4.97cm" svg:y="21.08cm">
          <text:p text:style-name="P13"><text:span text:style-name="T2">1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4.97cm" svg:y="23.62cm">
          <text:p text:style-name="P13"><text:span text:style-name="T2">1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4.97cm" svg:y="26.16cm">
          <text:p text:style-name="P1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2.43cm" svg:y="16cm">
          <text:p text:style-name="P13"><text:span text:style-name="T2">2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2.43cm" svg:y="18.54cm">
          <text:p text:style-name="P13"><text:span text:style-name="T2">2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2.43cm" svg:y="21.08cm">
          <text:p text:style-name="P13"><text:span text:style-name="T2">2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2.43cm" svg:y="23.62cm">
          <text:p text:style-name="P13"><text:span text:style-name="T2">2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2.43cm" svg:y="26.16cm">
          <text:p text:style-name="P1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9.89cm" svg:y="16cm">
          <text:p text:style-name="P13"><text:span text:style-name="T2">3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9.89cm" svg:y="18.54cm">
          <text:p text:style-name="P13"><text:span text:style-name="T2">3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9.89cm" svg:y="21.08cm">
          <text:p text:style-name="P13"><text:span text:style-name="T2">3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9.89cm" svg:y="23.62cm">
          <text:p text:style-name="P13"><text:span text:style-name="T2">3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9.89cm" svg:y="26.16cm">
          <text:p text:style-name="P1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7.35cm" svg:y="16cm">
          <text:p text:style-name="P13"><text:span text:style-name="T2">4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7.35cm" svg:y="18.54cm">
          <text:p text:style-name="P13"><text:span text:style-name="T2">4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7.35cm" svg:y="21.08cm">
          <text:p text:style-name="P13"><text:span text:style-name="T2">4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7.35cm" svg:y="23.62cm">
          <text:p text:style-name="P13"><text:span text:style-name="T2">4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7.35cm" svg:y="26.16cm">
          <text:p text:style-name="P13"><text:span text:style-name="T2">4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16cm" svg:y1="3.667cm" svg:x2="11.16cm" svg:y2="2.905cm">
          <text:p/>
        </draw:line>
        <draw:line draw:style-name="gr4" draw:text-style-name="P4" draw:layer="layout" svg:x1="13.7cm" svg:y1="3.667cm" svg:x2="13.7cm" svg:y2="2.905cm">
          <text:p/>
        </draw:line>
        <draw:line draw:style-name="gr4" draw:text-style-name="P4" draw:layer="layout" svg:x1="16.24cm" svg:y1="3.667cm" svg:x2="16.24cm" svg:y2="2.905cm">
          <text:p/>
        </draw:line>
        <draw:line draw:style-name="gr4" draw:text-style-name="P4" draw:layer="layout" svg:x1="8.62cm" svg:y1="3.667cm" svg:x2="8.62cm" svg:y2="2.905cm">
          <text:p/>
        </draw:line>
        <draw:line draw:style-name="gr4" draw:text-style-name="P4" draw:layer="layout" svg:x1="11.16cm" svg:y1="6.207cm" svg:x2="11.16cm" svg:y2="5.445cm">
          <text:p/>
        </draw:line>
        <draw:line draw:style-name="gr4" draw:text-style-name="P4" draw:layer="layout" svg:x1="13.7cm" svg:y1="6.207cm" svg:x2="13.7cm" svg:y2="5.445cm">
          <text:p/>
        </draw:line>
        <draw:line draw:style-name="gr4" draw:text-style-name="P4" draw:layer="layout" svg:x1="16.24cm" svg:y1="6.207cm" svg:x2="16.24cm" svg:y2="5.445cm">
          <text:p/>
        </draw:line>
        <draw:line draw:style-name="gr4" draw:text-style-name="P4" draw:layer="layout" svg:x1="8.62cm" svg:y1="8.747cm" svg:x2="8.62cm" svg:y2="7.985cm">
          <text:p/>
        </draw:line>
        <draw:line draw:style-name="gr4" draw:text-style-name="P4" draw:layer="layout" svg:x1="11.16cm" svg:y1="8.747cm" svg:x2="11.16cm" svg:y2="7.985cm">
          <text:p/>
        </draw:line>
        <draw:line draw:style-name="gr4" draw:text-style-name="P4" draw:layer="layout" svg:x1="13.7cm" svg:y1="8.747cm" svg:x2="13.7cm" svg:y2="7.985cm">
          <text:p/>
        </draw:line>
        <draw:line draw:style-name="gr4" draw:text-style-name="P4" draw:layer="layout" svg:x1="16.24cm" svg:y1="8.747cm" svg:x2="16.24cm" svg:y2="7.985cm">
          <text:p/>
        </draw:line>
        <draw:line draw:style-name="gr4" draw:text-style-name="P4" draw:layer="layout" svg:x1="8.62cm" svg:y1="11.287cm" svg:x2="8.62cm" svg:y2="10.525cm">
          <text:p/>
        </draw:line>
        <draw:line draw:style-name="gr4" draw:text-style-name="P4" draw:layer="layout" svg:x1="11.16cm" svg:y1="11.287cm" svg:x2="11.16cm" svg:y2="10.525cm">
          <text:p/>
        </draw:line>
        <draw:line draw:style-name="gr4" draw:text-style-name="P4" draw:layer="layout" svg:x1="13.7cm" svg:y1="11.287cm" svg:x2="13.7cm" svg:y2="10.525cm">
          <text:p/>
        </draw:line>
        <draw:line draw:style-name="gr4" draw:text-style-name="P4" draw:layer="layout" svg:x1="16.24cm" svg:y1="11.287cm" svg:x2="16.24cm" svg:y2="10.525cm">
          <text:p/>
        </draw:line>
        <draw:line draw:style-name="gr4" draw:text-style-name="P4" draw:layer="layout" svg:x1="8.62cm" svg:y1="13.827cm" svg:x2="8.62cm" svg:y2="13.065cm">
          <text:p/>
        </draw:line>
        <draw:line draw:style-name="gr4" draw:text-style-name="P4" draw:layer="layout" svg:x1="11.16cm" svg:y1="13.827cm" svg:x2="11.16cm" svg:y2="13.065cm">
          <text:p/>
        </draw:line>
        <draw:line draw:style-name="gr4" draw:text-style-name="P4" draw:layer="layout" svg:x1="13.7cm" svg:y1="13.827cm" svg:x2="13.7cm" svg:y2="13.065cm">
          <text:p/>
        </draw:line>
        <draw:line draw:style-name="gr4" draw:text-style-name="P4" draw:layer="layout" svg:x1="16.24cm" svg:y1="13.827cm" svg:x2="16.24cm" svg:y2="13.065cm">
          <text:p/>
        </draw:line>
        <draw:line draw:style-name="gr4" draw:text-style-name="P4" draw:layer="layout" svg:x1="18.78cm" svg:y1="13.827cm" svg:x2="18.78cm" svg:y2="13.065cm">
          <text:p/>
        </draw:line>
        <draw:frame draw:style-name="gr30" draw:text-style-name="P15" draw:layer="layout" svg:width="2.54cm" svg:height="1.27cm" svg:x="7.35cm" svg:y="12.176cm">
          <draw:text-box>
            <text:p text:style-name="P1"><text:span text:style-name="T3">4W</text:span></text:p>
          </draw:text-box>
        </draw:frame>
        <draw:frame draw:style-name="gr30" draw:text-style-name="P15" draw:layer="layout" svg:width="2.54cm" svg:height="1.27cm" svg:x="9.89cm" svg:y="12.176cm">
          <draw:text-box>
            <text:p text:style-name="P1"><text:span text:style-name="T3">4W+1</text:span></text:p>
          </draw:text-box>
        </draw:frame>
        <draw:frame draw:style-name="gr30" draw:text-style-name="P15" draw:layer="layout" svg:width="2.54cm" svg:height="1.27cm" svg:x="12.43cm" svg:y="12.176cm">
          <draw:text-box>
            <text:p text:style-name="P1"><text:span text:style-name="T3">4W+2</text:span></text:p>
          </draw:text-box>
        </draw:frame>
        <draw:frame draw:style-name="gr30" draw:text-style-name="P15" draw:layer="layout" svg:width="2.54cm" svg:height="1.27cm" svg:x="14.97cm" svg:y="12.176cm">
          <draw:text-box>
            <text:p text:style-name="P1"><text:span text:style-name="T3">4W+3</text:span></text:p>
          </draw:text-box>
        </draw:frame>
        <draw:frame draw:style-name="gr30" draw:text-style-name="P15" draw:layer="layout" svg:width="2.54cm" svg:height="1.27cm" svg:x="17.51cm" svg:y="12.176cm">
          <draw:text-box>
            <text:p text:style-name="P1"><text:span text:style-name="T3">4W+4</text:span></text:p>
          </draw:text-box>
        </draw:frame>
        <draw:frame draw:style-name="gr30" draw:text-style-name="P15" draw:layer="layout" svg:width="2.54cm" svg:height="1.27cm" svg:x="7.35cm" svg:y="9.636cm">
          <draw:text-box>
            <text:p text:style-name="P1"><text:span text:style-name="T3">3W</text:span></text:p>
          </draw:text-box>
        </draw:frame>
        <draw:frame draw:style-name="gr30" draw:text-style-name="P15" draw:layer="layout" svg:width="2.54cm" svg:height="1.27cm" svg:x="9.89cm" svg:y="9.636cm">
          <draw:text-box>
            <text:p text:style-name="P1"><text:span text:style-name="T3">3W+1</text:span></text:p>
          </draw:text-box>
        </draw:frame>
        <draw:frame draw:style-name="gr30" draw:text-style-name="P15" draw:layer="layout" svg:width="2.54cm" svg:height="1.27cm" svg:x="12.43cm" svg:y="9.636cm">
          <draw:text-box>
            <text:p text:style-name="P1"><text:span text:style-name="T3">3W+2</text:span></text:p>
          </draw:text-box>
        </draw:frame>
        <draw:frame draw:style-name="gr30" draw:text-style-name="P15" draw:layer="layout" svg:width="2.54cm" svg:height="1.27cm" svg:x="14.97cm" svg:y="9.636cm">
          <draw:text-box>
            <text:p text:style-name="P1"><text:span text:style-name="T3">3W+3</text:span></text:p>
          </draw:text-box>
        </draw:frame>
        <draw:frame draw:style-name="gr30" draw:text-style-name="P15" draw:layer="layout" svg:width="2.54cm" svg:height="1.27cm" svg:x="17.51cm" svg:y="9.636cm">
          <draw:text-box>
            <text:p text:style-name="P1"><text:span text:style-name="T3">3W+4</text:span></text:p>
          </draw:text-box>
        </draw:frame>
        <draw:frame draw:style-name="gr30" draw:text-style-name="P15" draw:layer="layout" svg:width="2.54cm" svg:height="1.27cm" svg:x="7.35cm" svg:y="7.096cm">
          <draw:text-box>
            <text:p text:style-name="P1"><text:span text:style-name="T3">2W</text:span></text:p>
          </draw:text-box>
        </draw:frame>
        <draw:frame draw:style-name="gr30" draw:text-style-name="P15" draw:layer="layout" svg:width="2.54cm" svg:height="1.27cm" svg:x="9.89cm" svg:y="7.096cm">
          <draw:text-box>
            <text:p text:style-name="P1"><text:span text:style-name="T3">2W+1</text:span></text:p>
          </draw:text-box>
        </draw:frame>
        <draw:frame draw:style-name="gr30" draw:text-style-name="P15" draw:layer="layout" svg:width="2.54cm" svg:height="1.27cm" svg:x="12.43cm" svg:y="7.096cm">
          <draw:text-box>
            <text:p text:style-name="P1"><text:span text:style-name="T3">2W+2</text:span></text:p>
          </draw:text-box>
        </draw:frame>
        <draw:frame draw:style-name="gr30" draw:text-style-name="P15" draw:layer="layout" svg:width="2.54cm" svg:height="1.27cm" svg:x="14.97cm" svg:y="7.096cm">
          <draw:text-box>
            <text:p text:style-name="P1"><text:span text:style-name="T3">2W+3</text:span></text:p>
          </draw:text-box>
        </draw:frame>
        <draw:frame draw:style-name="gr30" draw:text-style-name="P15" draw:layer="layout" svg:width="2.54cm" svg:height="1.27cm" svg:x="17.51cm" svg:y="7.096cm">
          <draw:text-box>
            <text:p text:style-name="P1"><text:span text:style-name="T3">2W+4</text:span></text:p>
          </draw:text-box>
        </draw:frame>
        <draw:frame draw:style-name="gr30" draw:text-style-name="P15" draw:layer="layout" svg:width="2.54cm" svg:height="1.27cm" svg:x="7.35cm" svg:y="4.556cm">
          <draw:text-box>
            <text:p text:style-name="P1"><text:span text:style-name="T3">W</text:span></text:p>
          </draw:text-box>
        </draw:frame>
        <draw:frame draw:style-name="gr30" draw:text-style-name="P15" draw:layer="layout" svg:width="2.54cm" svg:height="1.27cm" svg:x="9.89cm" svg:y="4.556cm">
          <draw:text-box>
            <text:p text:style-name="P1"><text:span text:style-name="T3">W+1</text:span></text:p>
          </draw:text-box>
        </draw:frame>
        <draw:frame draw:style-name="gr30" draw:text-style-name="P15" draw:layer="layout" svg:width="2.54cm" svg:height="1.27cm" svg:x="12.43cm" svg:y="4.556cm">
          <draw:text-box>
            <text:p text:style-name="P1"><text:span text:style-name="T3">W+2</text:span></text:p>
          </draw:text-box>
        </draw:frame>
        <draw:frame draw:style-name="gr30" draw:text-style-name="P15" draw:layer="layout" svg:width="2.54cm" svg:height="1.27cm" svg:x="14.97cm" svg:y="4.556cm">
          <draw:text-box>
            <text:p text:style-name="P1"><text:span text:style-name="T3">W+3</text:span></text:p>
          </draw:text-box>
        </draw:frame>
        <draw:frame draw:style-name="gr30" draw:text-style-name="P15" draw:layer="layout" svg:width="2.54cm" svg:height="1.27cm" svg:x="17.51cm" svg:y="4.556cm">
          <draw:text-box>
            <text:p text:style-name="P1"><text:span text:style-name="T3">W+4</text:span></text:p>
          </draw:text-box>
        </draw:frame>
        <draw:frame draw:style-name="gr30" draw:text-style-name="P15" draw:layer="layout" svg:width="2.54cm" svg:height="1.27cm" svg:x="7.3cm" svg:y="2.016cm">
          <draw:text-box>
            <text:p text:style-name="P1"><text:span text:style-name="T3">0</text:span></text:p>
          </draw:text-box>
        </draw:frame>
        <draw:frame draw:style-name="gr30" draw:text-style-name="P15" draw:layer="layout" svg:width="2.54cm" svg:height="1.27cm" svg:x="9.84cm" svg:y="2.016cm">
          <draw:text-box>
            <text:p text:style-name="P1"><text:span text:style-name="T3">1</text:span></text:p>
          </draw:text-box>
        </draw:frame>
        <draw:frame draw:style-name="gr30" draw:text-style-name="P15" draw:layer="layout" svg:width="2.54cm" svg:height="1.27cm" svg:x="12.38cm" svg:y="2.016cm">
          <draw:text-box>
            <text:p text:style-name="P1"><text:span text:style-name="T3">2</text:span></text:p>
          </draw:text-box>
        </draw:frame>
        <draw:frame draw:style-name="gr30" draw:text-style-name="P15" draw:layer="layout" svg:width="2.54cm" svg:height="1.27cm" svg:x="14.92cm" svg:y="2.016cm">
          <draw:text-box>
            <text:p text:style-name="P1"><text:span text:style-name="T3">3</text:span></text:p>
          </draw:text-box>
        </draw:frame>
        <draw:frame draw:style-name="gr30" draw:text-style-name="P15" draw:layer="layout" svg:width="2.54cm" svg:height="1.27cm" svg:x="17.46cm" svg:y="2.016cm">
          <draw:text-box>
            <text:p text:style-name="P1"><text:span text:style-name="T3">4</text:span></text:p>
          </draw:text-box>
        </draw:frame>
        <draw:line draw:style-name="gr4" draw:text-style-name="P4" draw:layer="layout" svg:x1="18.78cm" svg:y1="13.828cm" svg:x2="18.78cm" svg:y2="13.066cm">
          <text:p/>
        </draw:line>
        <draw:line draw:style-name="gr31" draw:text-style-name="P4" draw:layer="layout" svg:x1="18.78cm" svg:y1="13.827cm" svg:x2="18.018cm" svg:y2="13.827cm">
          <text:p/>
        </draw:line>
        <draw:line draw:style-name="gr4" draw:text-style-name="P4" draw:layer="layout" svg:x1="18.78cm" svg:y1="11.287cm" svg:x2="18.78cm" svg:y2="10.525cm">
          <text:p/>
        </draw:line>
        <draw:line draw:style-name="gr4" draw:text-style-name="P4" draw:layer="layout" svg:x1="18.78cm" svg:y1="11.288cm" svg:x2="18.78cm" svg:y2="10.526cm">
          <text:p/>
        </draw:line>
        <draw:line draw:style-name="gr31" draw:text-style-name="P4" draw:layer="layout" svg:x1="18.78cm" svg:y1="11.287cm" svg:x2="18.018cm" svg:y2="11.287cm">
          <text:p/>
        </draw:line>
        <draw:line draw:style-name="gr4" draw:text-style-name="P4" draw:layer="layout" svg:x1="18.78cm" svg:y1="8.747cm" svg:x2="18.78cm" svg:y2="7.985cm">
          <text:p/>
        </draw:line>
        <draw:line draw:style-name="gr4" draw:text-style-name="P4" draw:layer="layout" svg:x1="18.78cm" svg:y1="8.748cm" svg:x2="18.78cm" svg:y2="7.986cm">
          <text:p/>
        </draw:line>
        <draw:line draw:style-name="gr31" draw:text-style-name="P4" draw:layer="layout" svg:x1="18.78cm" svg:y1="8.747cm" svg:x2="18.018cm" svg:y2="8.747cm">
          <text:p/>
        </draw:line>
        <draw:line draw:style-name="gr4" draw:text-style-name="P4" draw:layer="layout" svg:x1="18.78cm" svg:y1="6.207cm" svg:x2="18.78cm" svg:y2="5.445cm">
          <text:p/>
        </draw:line>
        <draw:line draw:style-name="gr4" draw:text-style-name="P4" draw:layer="layout" svg:x1="18.78cm" svg:y1="6.208cm" svg:x2="18.78cm" svg:y2="5.446cm">
          <text:p/>
        </draw:line>
        <draw:line draw:style-name="gr31" draw:text-style-name="P4" draw:layer="layout" svg:x1="18.78cm" svg:y1="6.207cm" svg:x2="18.018cm" svg:y2="6.207cm">
          <text:p/>
        </draw:line>
        <draw:line draw:style-name="gr4" draw:text-style-name="P4" draw:layer="layout" svg:x1="18.78cm" svg:y1="3.667cm" svg:x2="18.78cm" svg:y2="2.905cm">
          <text:p/>
        </draw:line>
        <draw:line draw:style-name="gr4" draw:text-style-name="P4" draw:layer="layout" svg:x1="18.78cm" svg:y1="3.668cm" svg:x2="18.78cm" svg:y2="2.906cm">
          <text:p/>
        </draw:line>
        <draw:line draw:style-name="gr31" draw:text-style-name="P4" draw:layer="layout" svg:x1="18.78cm" svg:y1="3.667cm" svg:x2="18.018cm" svg:y2="3.667cm">
          <text:p/>
        </draw:line>
        <draw:line draw:style-name="gr4" draw:text-style-name="P4" draw:layer="layout" svg:x1="8.595cm" svg:y1="6.207cm" svg:x2="8.595cm" svg:y2="5.445cm">
          <text:p/>
        </draw:line>
        <draw:line draw:style-name="gr4" draw:text-style-name="P4" draw:layer="layout" svg:x1="1.635cm" svg:y1="2.143cm" svg:x2="1.635cm" svg:y2="5.699cm">
          <text:p/>
        </draw:line>
        <draw:line draw:style-name="gr4" draw:text-style-name="P4" draw:layer="layout" svg:x1="1.635cm" svg:y1="3.667cm" svg:x2="9.255cm" svg:y2="3.667cm">
          <text:p/>
        </draw:line>
        <draw:frame draw:style-name="gr32" draw:text-style-name="P16" draw:layer="layout" svg:width="6.096cm" svg:height="11.19cm" svg:x="1cm" svg:y="17.51cm">
          <draw:text-box>
            <text:p>A képen a késleltetett pixelek elrendeződése. A 0-s pixel a legújabban beérkezett, 0 késleltetésű, a 2+2W-s pixel az, amit éppen ki tudunk számolni.</text:p>
          </draw:text-box>
        </draw:frame>
      </draw:page>
      <draw:page draw:name="page3" draw:style-name="dp1" draw:master-page-name="Default">
        <draw:frame draw:style-name="gr27" draw:text-style-name="P7" draw:layer="layout" svg:width="15.621cm" svg:height="1.825cm" svg:x="1.382cm" svg:y="1.208cm">
          <draw:text-box>
            <text:p><text:span text:style-name="T1">2. Blokk részletesen</text:span>: 25 kiválasztott pixel kapuzása a szűrő képhez képest való pozíciója alapján</text:p>
          </draw:text-box>
        </draw:frame>
        <draw:custom-shape draw:style-name="gr33" draw:text-style-name="P1" draw:layer="layout" svg:width="11.43cm" svg:height="7.38cm" svg:x="1.762cm" svg:y="4.4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6.35cm" svg:height="5.08cm" svg:x="1.762cm" svg:y="4.41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.016cm" svg:height="1.016cm" svg:x="13.827cm" svg:y="7.717cm">
          <draw:text-box>
            <text:p>H</text:p>
          </draw:text-box>
        </draw:frame>
        <draw:line draw:style-name="gr35" draw:text-style-name="P4" draw:layer="layout" svg:x1="1.762cm" svg:y1="4.034cm" svg:x2="13.192cm" svg:y2="4.034cm">
          <text:p/>
        </draw:line>
        <draw:line draw:style-name="gr35" draw:text-style-name="P4" draw:layer="layout" svg:x1="13.573cm" svg:y1="11.795cm" svg:x2="13.573cm" svg:y2="4.415cm">
          <text:p/>
        </draw:line>
        <draw:custom-shape draw:style-name="gr36" draw:text-style-name="P18" draw:layer="layout" svg:width="2.159cm" svg:height="2.286cm" svg:x="11.033cm" svg:y="7.2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0.381cm" svg:height="2.286cm" svg:x="1.762cm" svg:y="7.463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1.016cm" svg:height="1.016cm" svg:x="7.35cm" svg:y="3.159cm">
          <draw:text-box>
            <text:p>W</text:p>
          </draw:text-box>
        </draw:frame>
        <draw:frame draw:style-name="gr38" draw:text-style-name="P7" draw:layer="layout" svg:width="12.065cm" svg:height="2.667cm" svg:x="1.889cm" svg:y="12.303cm">
          <draw:text-box>
            <text:p>Sötétkék: kép valid része</text:p>
            <text:p>Világos kék: maximális felbontású kép</text:p>
            <text:p>Szürke: szűrőablak</text:p>
          </draw:text-box>
        </draw:frame>
        <draw:frame draw:style-name="gr39" draw:text-style-name="P20" draw:layer="layout" svg:width="18.746cm" svg:height="4.517cm" svg:x="1.254cm" svg:y="15.478cm">
          <draw:text-box>
            <text:p text:style-name="P19">A blokk feladata, hogy megakadályozza a valamilyen irányban túllógó pixelek hatását az aktuálisan számított pixel értékére. Ehhez egy másik blokk által használt vezérlőjeleket használunk: minden értékhez generálunk egy valid jelet, amely ha a pixel túllógna valamilyen irányban, akkor 0 értékű. Így a pixel és a vezérlő jel ÉS kapcsolatával számolunk tovább. </text:p>
          </draw:text-box>
        </draw:frame>
      </draw:page>
      <draw:page draw:name="page4" draw:style-name="dp1" draw:master-page-name="Default">
        <draw:frame draw:style-name="gr40" draw:text-style-name="P21" draw:layer="layout" svg:width="19.083cm" svg:height="3.096cm" svg:x="0.917cm" svg:y="3.159cm">
          <draw:text-box>
            <text:p text:style-name="P19">Szorzás: megvalósítás kaszkádosítva, 25 db DSP blokkot használ, mert 1920*1080p, 60fps esetén 8.03 ns-onként kell egy kimeneti pixelt produkálni, az FPGA belső órajele pedig 5 ns-os periódusidejű, ezért nincs lehetőség szekvenciális feldolgozásra.</text:p>
          </draw:text-box>
        </draw:frame>
        <draw:frame draw:style-name="gr27" draw:text-style-name="P7" draw:layer="layout" svg:width="15.621cm" svg:height="1.825cm" svg:x="1.383cm" svg:y="1.209cm">
          <draw:text-box>
            <text:p><text:span text:style-name="T1">3. Blokk részletesen</text:span>: DSP</text:p>
          </draw:text-box>
        </draw:frame>
        <draw:frame draw:style-name="gr41" draw:text-style-name="P7" draw:layer="layout" svg:width="17.653cm" svg:height="4.318cm" svg:x="1.127cm" svg:y="6.842cm">
          <draw:text-box>
            <text:p text:style-name="P19">Összeadás: gyakorlaton bemutatott kaszkád összeadó, vagy fastruktúrájú összeadó. Mivel lehetséges pipeline-osítani, nem okoz problémát, ha az egyszerűbben implementálhatót alkalmazzuk.</text:p>
          </draw:text-box>
        </draw:frame>
        <draw:frame draw:style-name="gr22" draw:text-style-name="P7" draw:layer="layout" svg:width="15.621cm" svg:height="3.095cm" svg:x="1cm" svg:y="15.351cm">
          <draw:text-box>
            <text:p><text:span text:style-name="T1">4. Blokk részletesen</text:span>: a pixel kiszámításának késleltetésével egyenlő hosszú késleltetés a bejövő státuszjelek számára, hiszen ezek a szűrt pixelhez tartoznak.</text:p>
          </draw:text-box>
        </draw:frame>
      </draw:page>
      <draw:page draw:name="page5" draw:style-name="dp1" draw:master-page-name="Default">
        <draw:frame draw:style-name="gr27" draw:text-style-name="P7" draw:layer="layout" svg:width="15.621cm" svg:height="1.825cm" svg:x="1.384cm" svg:y="1.21cm">
          <draw:text-box>
            <text:p><text:span text:style-name="T1">5. Blokk részletesen</text:span>: Magic blokk</text:p>
          </draw:text-box>
        </draw:frame>
      </draw:page>
      <draw:page draw:name="page6" draw:style-name="dp1" draw:master-page-name="Default">
        <draw:frame draw:style-name="gr42" draw:text-style-name="P7" draw:layer="layout" svg:width="19.431cm" svg:height="13.049cm" svg:x="1cm" svg:y="11.16cm">
          <draw:text-box>
            <text:p/>
            <text:p/>
            <text:p>Magic: gyakorlatilag kiszámolja a bemeneti jeleiből, hogy a kép melyik pixelénél járunk éppen. Pontosabban, hogy az aktuálisan a DSP blokk bemenetére kerülő 25 pixelből álló mátrix melyik irányba és mennyivel lóg ki a kép hasznos részéből. 8 db kimeneti jele van (alul kilógunk egyel, alul kilógunk 2-vel, balra kilógunk egyel, stb. a kép mind a négy széléhez 2-2). Ezekkel vannak összeéselve a késleltetett pixelek, így a kép hasznos részéről kilógó konvolúciós mátrix érvénytelen celláihoz nem érvénytelen pixelek, hanem fixen fekete pixelek érkeznek.</text:p>
            <text:p/>
            <text:p>Ugyanez a struktúra van 3-szor a 3 színcsatornára, kivéve a magic box és a késleltetett vezérlő jelek előállítása, ezek közösek.</text:p>
          </draw:text-box>
        </draw:frame>
      </draw:page>
      <draw:page draw:name="page7" draw:style-name="dp1" draw:master-page-name="Default">
        <draw:custom-shape draw:style-name="gr29" draw:text-style-name="P14" draw:layer="layout" svg:width="2.54cm" svg:height="2.54cm" svg:x="11.16cm" svg:y="1cm">
          <text:p text:style-name="P13"><text:span text:style-name="T2">0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1.16cm" svg:y="3.54cm">
          <text:p text:style-name="P13"><text:span text:style-name="T2">0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1.16cm" svg:y="6.08cm">
          <text:p text:style-name="P13"><text:span text:style-name="T2">0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1.16cm" svg:y="8.62cm">
          <text:p text:style-name="P13"><text:span text:style-name="T2">0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1.16cm" svg:y="11.16cm">
          <text:p text:style-name="P1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8.62cm" svg:y="1cm">
          <text:p text:style-name="P13"><text:span text:style-name="T2">1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8.62cm" svg:y="3.54cm">
          <text:p text:style-name="P13"><text:span text:style-name="T2">1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8.62cm" svg:y="6.08cm">
          <text:p text:style-name="P13"><text:span text:style-name="T2">1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8.62cm" svg:y="8.62cm">
          <text:p text:style-name="P13"><text:span text:style-name="T2">1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8.62cm" svg:y="11.16cm">
          <text:p text:style-name="P13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6.08cm" svg:y="1cm">
          <text:p text:style-name="P13"><text:span text:style-name="T2">2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6.08cm" svg:y="3.54cm">
          <text:p text:style-name="P13"><text:span text:style-name="T2">2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6.08cm" svg:y="6.08cm">
          <text:p text:style-name="P13"><text:span text:style-name="T2">2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6.08cm" svg:y="8.62cm">
          <text:p text:style-name="P13"><text:span text:style-name="T2">2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6.08cm" svg:y="11.16cm">
          <text:p text:style-name="P1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3.54cm" svg:y="1cm">
          <text:p text:style-name="P13"><text:span text:style-name="T2">3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3.54cm" svg:y="3.54cm">
          <text:p text:style-name="P13"><text:span text:style-name="T2">3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3.54cm" svg:y="6.08cm">
          <text:p text:style-name="P13"><text:span text:style-name="T2">3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3.54cm" svg:y="8.62cm">
          <text:p text:style-name="P13"><text:span text:style-name="T2">3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3.54cm" svg:y="11.16cm">
          <text:p text:style-name="P13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cm" svg:y="1cm">
          <text:p text:style-name="P13"><text:span text:style-name="T2">4+4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cm" svg:y="3.54cm">
          <text:p text:style-name="P13"><text:span text:style-name="T2">4+3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cm" svg:y="6.08cm">
          <text:p text:style-name="P13"><text:span text:style-name="T2">4+2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cm" svg:y="8.62cm">
          <text:p text:style-name="P13"><text:span text:style-name="T2">4+W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.54cm" svg:height="2.54cm" svg:x="1cm" svg:y="11.16cm">
          <text:p text:style-name="P13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15.24cm" svg:height="1.27cm" svg:x="1cm" svg:y="16.24cm">
          <text:p text:style-name="P13"><text:span text:style-name="T2">SHR vagy 5 db. Ciklikus címzésű memória + reg-ek</text:span></text:p>
          <draw:enhanced-geometry svg:viewBox="0 0 21600 21600" draw:type="rectangle" draw:enhanced-path="M 0 0 L 21600 0 21600 21600 0 21600 0 0 Z N"/>
        </draw:custom-shape>
        <draw:line draw:style-name="gr35" draw:text-style-name="P4" draw:layer="layout" svg:x1="1cm" svg:y1="14.97cm" svg:x2="16.24cm" svg:y2="14.97cm">
          <text:p/>
        </draw:line>
        <draw:frame draw:style-name="gr19" draw:text-style-name="P22" draw:layer="layout" svg:width="2.413cm" svg:height="2.032cm" svg:x="7.477cm" svg:y="14.208cm">
          <draw:text-box>
            <text:p><text:span text:style-name="T2">4W+5</text:span></text:p>
          </draw:text-box>
        </draw:frame>
        <draw:line draw:style-name="gr35" draw:text-style-name="P4" draw:layer="layout" svg:x1="17.51cm" svg:y1="17.51cm" svg:x2="17.51cm" svg:y2="16.24cm">
          <text:p/>
        </draw:line>
        <draw:frame draw:style-name="gr28" draw:text-style-name="P22" draw:layer="layout" svg:width="0.812cm" svg:height="0.962cm" svg:x="17.764cm" svg:y="16.367cm">
          <draw:text-box>
            <text:p><text:span text:style-name="T2">8</text:span></text:p>
          </draw:text-box>
        </draw:frame>
        <draw:custom-shape draw:style-name="gr44" draw:text-style-name="P1" draw:layer="layout" svg:width="0.508cm" svg:height="1.651cm" draw:transform="rotate (-3.14159265358979) translate (16.494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0.508cm" svg:height="1.651cm" draw:transform="rotate (-3.14159265358979) translate (12.811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0.508cm" svg:height="1.651cm" draw:transform="rotate (-3.14159265358979) translate (8.874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1" draw:layer="layout" svg:width="0.508cm" svg:height="1.651cm" draw:transform="rotate (-3.14159265358979) translate (5.191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3" draw:layer="layout" svg:width="0.508cm" svg:height="1.651cm" draw:transform="rotate (-3.14159265358979) translate (1.381cm 19.542cm)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5" draw:text-style-name="P4" draw:layer="layout" svg:x1="1.254cm" svg:y1="18.78cm" svg:x2="5.064cm" svg:y2="18.78cm">
          <text:p/>
        </draw:line>
        <draw:frame draw:style-name="gr20" draw:text-style-name="P22" draw:layer="layout" svg:width="1.143cm" svg:height="1.016cm" svg:x="2.27cm" svg:y="17.891cm">
          <draw:text-box>
            <text:p><text:span text:style-name="T2">W</text:span></text:p>
          </draw:text-box>
        </draw:frame>
        <draw:line draw:style-name="gr35" draw:text-style-name="P4" draw:layer="layout" svg:x1="5.064cm" svg:y1="18.78cm" svg:x2="8.747cm" svg:y2="18.78cm">
          <text:p/>
        </draw:line>
        <draw:frame draw:style-name="gr20" draw:text-style-name="P22" draw:layer="layout" svg:width="1.143cm" svg:height="1.016cm" svg:x="5.953cm" svg:y="17.891cm">
          <draw:text-box>
            <text:p><text:span text:style-name="T2">W</text:span></text:p>
          </draw:text-box>
        </draw:frame>
        <draw:frame draw:style-name="gr20" draw:text-style-name="P22" draw:layer="layout" svg:width="1.143cm" svg:height="1.016cm" svg:x="10.017cm" svg:y="17.891cm">
          <draw:text-box>
            <text:p><text:span text:style-name="T2">...</text:span></text:p>
          </draw:text-box>
        </draw:frame>
        <draw:line draw:style-name="gr46" draw:text-style-name="P4" draw:layer="layout" svg:x1="7.35cm" svg:y1="19.669cm" svg:x2="8.366cm" svg:y2="19.669cm">
          <text:p/>
        </draw:line>
        <draw:line draw:style-name="gr46" draw:text-style-name="P4" draw:layer="layout" svg:x1="10.017cm" svg:y1="19.669cm" svg:x2="8.874cm" svg:y2="19.669cm">
          <text:p/>
        </draw:line>
        <draw:frame draw:style-name="gr20" draw:text-style-name="P23" draw:layer="layout" svg:width="1.143cm" svg:height="1.016cm" svg:x="7.985cm" svg:y="19.415cm">
          <draw:text-box>
            <text:p text:style-name="P1"><text:span text:style-name="T2">5</text:span></text:p>
          </draw:text-box>
        </draw:frame>
        <draw:frame draw:style-name="gr47" draw:text-style-name="P24" draw:layer="layout" svg:width="16.333cm" svg:height="10.509cm" svg:x="2.574cm" svg:y="20.082cm">
          <draw:text-box>
            <text:p><text:span text:style-name="T3">Hogyan ne mossuk össze a kép két szélét, és alját-tetejét?</text:span></text:p>
            <text:p><text:span text:style-name="T3">→ </text:span><text:span text:style-name="T3">2 számláló, Wmax-ig és Hmax-ig</text:span></text:p>
            <text:p><text:span text:style-name="T3">Sor esetén</text:span></text:p>
            <text:p><text:span text:style-name="T3">→ </text:span><text:span text:style-name="T3">valid biteket számolja, invalid után a számérték a kép szélesség</text:span></text:p>
            <text:p><text:span text:style-name="T3">Oszlop esetén</text:span></text:p>
            <text:p><text:span text:style-name="T3">→ </text:span><text:span text:style-name="T3">W*n-t számol, tehát a sorok első bitjét nézi, hogy valid-e</text:span></text:p>
            <text:p><text:span text:style-name="T3">Az így kapott szélesség magasság értékeket kimentjük egy-egy </text:span><text:span text:style-name="T3">regbe. Másik két számlálóval az aktuális pozíciót nézzük</text:span></text:p>
            <text:p><text:span text:style-name="T3">→ </text:span><text:span text:style-name="T3">ha a meghatározott W, H értékek közelébe érünk, akkor megadott </text:span><text:span text:style-name="T3">“kicsatolási” helyeken megadott bitet nem veszünk figyelembe (azaz </text:span><text:span text:style-name="T3">a kicsatolt érték helyett feketét feltételezünk)</text:span></text:p>
            <text:p><text:span text:style-name="T3"/></text:p>
            <text:p><text:span text:style-name="T3">Így minden sor és oszlop esetén az előző sor és oszlop méretéhez </text:span><text:span text:style-name="T3">igazodunk, ami helyes, hiszen felbontásállítás esetén 1-1 hibás </text:span><text:span text:style-name="T3">feldolgozás lesz, utána a többi jó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6:08:40.264038418</meta:creation-date>
    <dc:date>2022-04-20T09:05:54.687586603</dc:date>
    <meta:editing-duration>PT1H3M59S</meta:editing-duration>
    <meta:editing-cycles>13</meta:editing-cycles>
    <meta:generator>LibreOffice/6.4.7.2$Linux_X86_64 LibreOffice_project/40$Build-2</meta:generator>
    <meta:document-statistic meta:object-count="237"/>
  </office:meta>
</office:document-meta>
</file>